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I</mi>
      <mrow>
        <mi/>
        <mo stretchy="false">=</mo>
        <mi/>
      </mrow>
      <mrow>
        <munder>
          <mi>lim</mi>
          <mrow>
            <mi>n</mi>
            <mo stretchy="false">→</mo>
            <mo stretchy="false">∞</mo>
          </mrow>
        </munder>
        <mrow>
          <munderover>
            <mo stretchy="false">∑</mo>
            <mrow>
              <mrow>
                <mo stretchy="false">ν</mo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f</mi>
        </mrow>
      </mrow>
      <mrow>
        <mo stretchy="false">(</mo>
        <mrow>
          <msub>
            <mo stretchy="false">ξ</mo>
            <mo stretchy="false">ν</mo>
          </msub>
        </mrow>
        <mo stretchy="false">)</mo>
      </mrow>
      <mfenced open="(" close=")">
        <mrow>
          <msub>
            <mi>z</mi>
            <mrow>
              <mrow>
                <mo stretchy="false">ν</mo>
                <mo stretchy="false">+</mo>
                <mn>1</mn>
              </mrow>
            </mrow>
          </msub>
          <mrow>
            <mi/>
            <mo stretchy="false">−</mo>
            <mi/>
          </mrow>
          <msub>
            <mi>z</mi>
            <mo stretchy="false">ν</mo>
          </msub>
        </mrow>
      </mfenced>
    </mrow>
    <annotation encoding="StarMath 5.0">I `=` lim from {n rightarrow infinity} sum from {%inu = 0} to {n-1} f(%ixi_%inu) left (z_{%inu+1} `-` z_%inu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5:41:57.147000000</meta:creation-date>
    <meta:generator>LibreOffice/4.1.4.2$Windows_x86 LibreOffice_project/0a0440ccc0227ad9829de5f46be37cfb6edcf72</meta:generator>
  </office:meta>
</office:document-meta>
</file>